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992cm" fo:min-width="10.5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00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313cm" fo:min-width="1.701cm"/>
    </style:style>
    <style:style style:name="gr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36cm" fo:min-width="1.9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54cm" fo:min-width="5.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75cm" fo:min-width="0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40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7.05cm" fo:min-width="8.1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textarea-horizontal-align="justify" draw:textarea-vertical-align="middle" draw:auto-grow-height="false" fo:min-height="2.15cm" fo:min-width="8.1cm"/>
    </style:style>
    <style:style style:name="gr16" style:family="graphic" style:parent-style-name="objectwithoutfill">
      <style:graphic-properties svg:stroke-width="0cm" svg:stroke-color="#ff6600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8.1cm"/>
    </style:style>
    <style:style style:name="gr2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499cm" svg:height="4.7cm" svg:x="1.401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981cm" svg:height="0.954cm" svg:x="1.984cm" svg:y="10.9cm">
          <draw:text-box>
            <text:p>OpenStreetMap</text:p>
          </draw:text-box>
        </draw:frame>
        <draw:custom-shape draw:style-name="gr3" draw:text-style-name="P4" xml:id="id4" draw:id="id4" draw:layer="layout" svg:width="2.5cm" svg:height="2.4cm" svg:x="6.2cm" svg:y="12.099cm">
          <text:p text:style-name="P3"><text:span text:style-name="T1">OSM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5" draw:id="id5" draw:layer="layout" svg:width="2.2cm" svg:height="2.5cm" svg:x="10cm" svg:y="3.85cm">
          <text:p text:style-name="P5"><text:span text:style-name="T1">OSM-b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xml:id="id3" draw:id="id3" draw:layer="layout" svg:width="3.4cm" svg:height="2.1cm" svg:x="1.6cm" svg:y="12.249cm">
          <text:p text:style-name="P3"><text:span text:style-name="T2">communau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6.2cm" svg:height="4.2cm" svg:x="1.4cm" svg:y="2.6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" draw:id="id2" draw:layer="layout" svg:width="1.4cm" svg:height="1.5cm" svg:x="5.8cm" svg:y="4.35cm">
          <text:p text:style-name="P3"><text:span text:style-name="T1">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xml:id="id1" draw:id="id1" draw:layer="layout" svg:width="1.9cm" svg:height="2.4cm" svg:x="1.8cm" svg:y="3.9cm">
          <text:p text:style-name="P3"><text:span text:style-name="T1">kerof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7" draw:layer="layout" draw:type="line" svg:x1="3.7cm" svg:y1="5.1cm" svg:x2="5.8cm" svg:y2="5.1cm" draw:start-shape="id1" draw:start-glue-point="8" draw:end-shape="id2" draw:end-glue-point="5" svg:d="M3700 5100h2100" svg:viewBox="0 0 2101 1">
          <text:p/>
        </draw:connector>
        <draw:frame draw:style-name="gr2" draw:text-style-name="P2" draw:layer="layout" svg:width="2.217cm" svg:height="0.954cm" svg:x="3.383cm" svg:y="2.9cm">
          <draw:text-box>
            <text:p>OPAB</text:p>
          </draw:text-box>
        </draw:frame>
        <draw:connector draw:style-name="gr9" draw:text-style-name="P7" draw:layer="layout" draw:type="line" svg:x1="5cm" svg:y1="13.299cm" svg:x2="6.2cm" svg:y2="13.299cm" draw:start-shape="id3" draw:start-glue-point="10" draw:end-shape="id4" svg:d="M5000 13299h1200" svg:viewBox="0 0 1201 1">
          <text:p/>
        </draw:connector>
        <draw:connector draw:style-name="gr9" draw:text-style-name="P7" draw:layer="layout" draw:type="line" svg:x1="7.2cm" svg:y1="5.1cm" svg:x2="10cm" svg:y2="5.1cm" draw:start-shape="id2" draw:start-glue-point="7" draw:end-shape="id5" svg:d="M7200 5100h2800" svg:viewBox="0 0 2801 1">
          <text:p/>
        </draw:connector>
        <draw:custom-shape draw:style-name="gr10" draw:text-style-name="P5" xml:id="id6" draw:id="id6" draw:layer="layout" svg:width="1.7cm" svg:height="1.6cm" svg:x="10.4cm" svg:y="11.2cm">
          <text:p text:style-name="P3"><text:span text:style-name="T1">OAP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7" draw:id="id7" draw:layer="layout" svg:width="1.7cm" svg:height="1.6cm" svg:x="10.4cm" svg:y="13cm">
          <text:p text:style-name="P3"><text:span text:style-name="T1">API</text:span><text:span text:style-name="T1"><text:line-break/></text:span><text:span text:style-name="T1">v0.6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8.7cm" svg:y1="13.299cm" svg:x2="10.4cm" svg:y2="12cm" draw:start-shape="id4" draw:start-glue-point="8" draw:end-shape="id6" svg:d="M8700 13299l1700-1299" svg:viewBox="0 0 1701 1300">
          <text:p/>
        </draw:connector>
        <draw:connector draw:style-name="gr11" draw:text-style-name="P7" draw:layer="layout" draw:type="line" svg:x1="8.7cm" svg:y1="13.299cm" svg:x2="10.4cm" svg:y2="13.8cm" draw:start-shape="id4" draw:start-glue-point="8" draw:end-shape="id7" draw:end-glue-point="3" svg:d="M8700 13299l1700 501" svg:viewBox="0 0 1701 502">
          <text:p/>
        </draw:connector>
        <draw:custom-shape draw:style-name="gr12" draw:text-style-name="P3" draw:layer="layout" svg:width="8.6cm" svg:height="7.3cm" svg:x="19cm" svg:y="3.4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8" draw:id="id8" draw:layer="layout" svg:width="6.9cm" svg:height="1.5cm" svg:x="20.5cm" svg:y="5.2cm">
          <draw:text-box>
            <text:p text:style-name="P8"><text:span text:style-name="T1">- recherche correspondance</text:span></text:p>
            <text:p text:style-name="P8"><text:span text:style-name="T1">- détection erreurs</text:span></text:p>
          </draw:text-box>
        </draw:frame>
        <draw:frame draw:style-name="gr14" draw:text-style-name="P9" xml:id="id9" draw:id="id9" draw:layer="layout" svg:width="6.9cm" svg:height="0.9cm" svg:x="20.5cm" svg:y="7.7cm">
          <draw:text-box>
            <text:p text:style-name="P5"><text:span text:style-name="T1">correction / validation</text:span></text:p>
          </draw:text-box>
        </draw:frame>
        <draw:frame draw:style-name="gr14" draw:text-style-name="P9" xml:id="id10" draw:id="id10" draw:layer="layout" svg:width="6.9cm" svg:height="0.9cm" svg:x="20.5cm" svg:y="9.4cm">
          <draw:text-box>
            <text:p text:style-name="P5"><text:span text:style-name="T1">Mise à jour OSM</text:span></text:p>
          </draw:text-box>
        </draw:frame>
        <draw:frame draw:style-name="gr2" draw:text-style-name="P10" xml:id="id11" draw:id="id11" draw:layer="layout" svg:width="1.031cm" svg:height="0.954cm" svg:x="19.4cm" svg:y="5.446cm">
          <draw:text-box>
            <text:p><text:span text:style-name="T3">1.</text:span></text:p>
          </draw:text-box>
        </draw:frame>
        <draw:frame draw:style-name="gr2" draw:text-style-name="P10" xml:id="id13" draw:id="id13" draw:layer="layout" svg:width="1.031cm" svg:height="0.954cm" svg:x="19.401cm" svg:y="7.646cm">
          <draw:text-box>
            <text:p><text:span text:style-name="T3">2.</text:span></text:p>
          </draw:text-box>
        </draw:frame>
        <draw:frame draw:style-name="gr2" draw:text-style-name="P10" xml:id="id14" draw:id="id14" draw:layer="layout" svg:width="1.031cm" svg:height="0.954cm" svg:x="19.402cm" svg:y="9.246cm">
          <draw:text-box>
            <text:p><text:span text:style-name="T3">3.</text:span></text:p>
          </draw:text-box>
        </draw:frame>
        <draw:connector draw:style-name="gr9" draw:text-style-name="P7" draw:layer="layout" draw:type="line" svg:x1="23.95cm" svg:y1="6.7cm" svg:x2="23.95cm" svg:y2="7.7cm" draw:start-shape="id8" draw:start-glue-point="2" draw:end-shape="id9" draw:end-glue-point="0" svg:d="M23950 6700v1000" svg:viewBox="0 0 1 1001">
          <text:p/>
        </draw:connector>
        <draw:connector draw:style-name="gr9" draw:text-style-name="P7" draw:layer="layout" draw:type="line" svg:x1="23.95cm" svg:y1="8.6cm" svg:x2="23.95cm" svg:y2="9.4cm" draw:start-shape="id9" draw:start-glue-point="2" draw:end-shape="id10" draw:end-glue-point="0" svg:d="M23950 8600v800" svg:viewBox="0 0 1 801">
          <text:p/>
        </draw:connector>
        <draw:custom-shape draw:style-name="gr10" draw:text-style-name="P5" xml:id="id12" draw:id="id12" draw:layer="layout" svg:width="1.7cm" svg:height="1.6cm" svg:x="13.7cm" svg:y="4.3cm">
          <text:p text:style-name="P3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5" draw:id="id15" draw:layer="layout" svg:width="8.6cm" svg:height="2.4cm" svg:x="19cm" svg:y="10.7cm">
          <text:p text:style-name="P3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81cm" svg:height="0.954cm" svg:x="20.819cm" svg:y="3.846cm">
          <draw:text-box>
            <text:p text:style-name="P3">TdB / commune</text:p>
          </draw:text-box>
        </draw:frame>
        <draw:connector draw:style-name="gr9" draw:text-style-name="P7" draw:layer="layout" draw:type="lines" svg:x1="19.4cm" svg:y1="5.923cm" svg:x2="15.4cm" svg:y2="5.1cm" draw:start-shape="id11" draw:end-shape="id12" draw:end-glue-point="1" svg:d="M19400 5923h-500l-2999-823h-501" svg:viewBox="0 0 4001 824">
          <text:p/>
        </draw:connector>
        <draw:connector draw:style-name="gr9" draw:text-style-name="P7" draw:layer="layout" draw:type="lines" svg:x1="19.4cm" svg:y1="5.923cm" svg:x2="12.1cm" svg:y2="12cm" draw:start-shape="id11" draw:start-glue-point="3" draw:end-shape="id6" draw:end-glue-point="1" svg:d="M19400 5923h-500l-6299 6077h-501" svg:viewBox="0 0 7301 6078">
          <text:p/>
        </draw:connector>
        <draw:connector draw:style-name="gr16" draw:text-style-name="P7" draw:layer="layout" draw:type="line" svg:x1="13.7cm" svg:y1="5.1cm" svg:x2="12.2cm" svg:y2="5.1cm" draw:start-shape="id12" draw:start-glue-point="3" draw:end-shape="id5" draw:end-glue-point="8" svg:d="M13700 5100h-1500" svg:viewBox="0 0 1501 1">
          <text:p/>
        </draw:connector>
        <draw:connector draw:style-name="gr17" draw:text-style-name="P7" draw:layer="layout" draw:type="lines" svg:x1="19.401cm" svg:y1="8.123cm" svg:x2="14.55cm" svg:y2="5.9cm" draw:start-shape="id13" draw:start-glue-point="3" draw:end-shape="id12" draw:end-glue-point="2" svg:d="M19401 8123h-500l-4351-1722v-501" svg:viewBox="0 0 4852 2224">
          <text:p/>
        </draw:connector>
        <draw:connector draw:style-name="gr17" draw:text-style-name="P7" draw:layer="layout" draw:type="lines" svg:x1="19.402cm" svg:y1="9.723cm" svg:x2="12.1cm" svg:y2="13.8cm" draw:start-shape="id14" draw:start-glue-point="3" draw:end-shape="id7" draw:end-glue-point="1" svg:d="M19402 9723h-500l-6301 4077h-501" svg:viewBox="0 0 7303 4078">
          <text:p/>
        </draw:connector>
        <draw:connector draw:style-name="gr18" draw:text-style-name="P7" draw:layer="layout" draw:type="lines" svg:x1="19cm" svg:y1="11.9cm" svg:x2="15.4cm" svg:y2="5.1cm" draw:start-shape="id15" draw:start-glue-point="3" draw:end-shape="id12" draw:end-glue-point="1" svg:d="M19000 11900h-501l-2598-6800h-501" svg:viewBox="0 0 3601 6801">
          <text:p/>
        </draw:connector>
        <draw:custom-shape draw:style-name="gr19" draw:text-style-name="P11" draw:layer="layout" svg:width="8.6cm" svg:height="3cm" svg:x="19cm" svg:y="13.1cm">
          <text:p text:style-name="P1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83cm" svg:height="0.954cm" svg:x="21.42cm" svg:y="10.846cm">
          <draw:text-box>
            <text:p text:style-name="P3">Statistiques</text:p>
          </draw:text-box>
        </draw:frame>
        <draw:frame draw:style-name="gr2" draw:text-style-name="P2" draw:layer="layout" svg:width="5.722cm" svg:height="0.954cm" svg:x="20.821cm" svg:y="13.2cm">
          <draw:text-box>
            <text:p>Services de cartes</text:p>
          </draw:text-box>
        </draw:frame>
        <draw:frame draw:style-name="gr13" draw:text-style-name="P9" draw:layer="layout" svg:width="6.9cm" svg:height="1.5cm" svg:x="20.5cm" svg:y="14.2cm">
          <draw:text-box>
            <text:p text:style-name="P8"><text:span text:style-name="T1">- rendu br penn da benn</text:span></text:p>
            <text:p text:style-name="P8"><text:span text:style-name="T1">- rendu OPAB</text:span></text:p>
          </draw:text-box>
        </draw:frame>
        <draw:polygon draw:style-name="gr20" draw:text-style-name="P7" draw:layer="layout" svg:width="18.899cm" svg:height="13.899cm" draw:transform="rotate (-3.14159265358979) translate (28.2cm 16.8cm)" svg:viewBox="0 0 18900 13900" draw:points="100,13900 18900,13900 18900,9400 12000,9400 12000,0 0,0 0,139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2:03:54.077441000</meta:creation-date>
    <dc:date>2016-03-16T22:54:39.233156000</dc:date>
    <meta:editing-duration>PT16M54S</meta:editing-duration>
    <meta:editing-cycles>5</meta:editing-cycles>
    <meta:generator>LibreOffice/4.4.0.3$MacOSX_X86_64 LibreOffice_project/de093506bcdc5fafd9023ee680b8c60e3e0645d7</meta:generator>
    <meta:document-statistic meta:object-count="39"/>
  </office:meta>
</office:document-meta>
</file>